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orphans="2" fo:widows="2" fo:text-indent="0in" style:auto-text-indent="false"/>
    </style:style>
    <style:style style:name="P2" style:family="paragraph" style:parent-style-name="Standard">
      <style:paragraph-properties fo:margin-left="0in" fo:margin-right="0in" fo:margin-top="0in" fo:margin-bottom="0in" fo:orphans="2" fo:widows="2" fo:text-indent="0in" style:auto-text-indent="false"/>
      <style:text-properties fo:font-variant="normal" fo:text-transform="none" fo:color="#000000" style:font-name="Times New Roman1" fo:letter-spacing="normal" fo:font-style="normal" fo:font-weight="normal" fo:background-color="transparent"/>
    </style:style>
    <style:style style:name="T1" style:family="text">
      <style:text-properties style:text-line-through-style="none" style:font-name="Arial1" fo:font-size="11pt" style:text-underline-style="none"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internal-source-marker_0.7656934570986778"/><text:span text:style-name="T1">An Explanation of the Class Diagram<text:line-break/><text:line-break/>The highest-level element in the design is the Layer interface.  This interface represents a collection of all of the Drawables that exist at a particular ‘depth’.  These Layers can be iterated through, literally constructing the view from the ground up.<text:line-break/><text:line-break/>Game View Layers<text:line-break/>UI Panel Layer<text:line-break/>Buttons Layer<text:line-break/>Tooltip Layer<text:line-break/><text:line-break/>The three classes that implement the Layer interface are the DrawablesLayer, StrategicView, and TacticalView.  The DrawablesLayer is a simple aggregate of Drawables.  The StrategicView is composed of two DrawablesLayers - the ground layer and the layer that holds all the strategic view stuff (Like FlowIndicators and ColoredEdges) - and enforces the obvious ordering.  The TacticalView is composed of two DrawableLayers - the ground layer and the units and buildings layer.<text:line-break/><text:line-break/>The Animation class is an aggregate of Sprites, with the ability to map time elapsed since the start of the animation (since the current state began) to specific Sprites.  Many Drawable elements have one or more Animations, each of which corresponds to a particular state that the Drawable can be in (Moving, firing, dying, being constructed, etc.).  Once an Animation is selected (based on the current state), the Animation uses the time since the current state began to determine the frame (Sprite) to be displayed.<text:line-break/><text:line-break/>Remember that everything is going to be loaded from files - so there will not be separate classes for different units.  Thus, to determine which Animations correspond to which unit type, use the URL of the folder that specifies the units to identify both units in the game state and their corresponding Animations.  Or if you have a better idea, do that.<text:line-break/><text:line-break/>All the panels can draw their own shit, but some of them might have buttons, which would of course draw themselves.  Remember, though, that the buttons are in a different layer and thus the Panels shouldn’t tell them when and how to draw.<text:line-break/><text:line-break/>And yes, we know the class diagram is syntactically incorrect.<text:line-break/><text:line-break/><text:line-break/>NEW STUFF as of Sept. 25!!<text:line-break/>---------------------------------------<text:line-break/>There will be a ‘Display’ class that will interact with the Game State module directly.  It will hold the list of layers and be responsible for determining which Game State is ‘current’ and thus should be drawn.  It will then give each Layer a reference to this GameState object, and they will pull all of the information they need from it.  They will NOT maintain any internal references to any objects in the Game State module.  The Display class is the ONLY class that holds persistent external references.<text:line-break/>This, of course, means there are no longer DrawableUnit objects (since reconstructing these objects every frame is a needless waste of resources, since they are inherently stateless), we instead choose to draw such objects using a Drawer.  This static class would be able to draw a Unit (or Terrain or Projectile, possibly in a different class, definitely using the enum I will mention later) given to it as an argument, but it will also need to be told where to draw it (this class <text:line-break/>There may no longer be a DrawablesLayer (or it may see limited application), as each layer has more responsibility in this model in terms of deciding what it will be drawing and how it will be drawing it.<text:line-break/>The layers that directly draw things from the GameState (like the one that draws Units, or in Phase 2, Terrain or Projectiles) can query the GameState for all of their objects using an enum, thus enabling a </text:span><text:soft-page-break/><text:span text:style-name="T1">lot of code reuse (the same class could represent the layer that draws all three types of objects!), via some sort of function like getObjectsOfType(ObjectType type).</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tus Klinge</meta:initial-creator>
    <meta:creation-date>2010-09-21T23:16:28</meta:creation-date>
    <dc:date>2010-09-27T11:50:58</dc:date>
    <dc:creator>Titus Klinge</dc:creator>
    <meta:editing-duration>PT00H00M37S</meta:editing-duration>
    <meta:editing-cycles>2</meta:editing-cycles>
    <meta:generator>OpenOffice.org/3.2$Linux OpenOffice.org_project/320m12$Build-9483</meta:generator>
    <meta:document-statistic meta:table-count="0" meta:image-count="0" meta:object-count="0" meta:page-count="2" meta:paragraph-count="1" meta:word-count="609" meta:character-count="3649"/>
  </office:meta>
</office:document-meta>
</file>